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officeooo:rsid="000a2ff7" officeooo:paragraph-rsid="000a2ff7" fo:background-color="transparent" style:font-size-asian="18pt" style:font-size-complex="18pt"/>
    </style:style>
    <style:style style:name="P2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officeooo:rsid="000c72a4" officeooo:paragraph-rsid="000c72a4" fo:background-color="transparent" style:font-size-asian="18pt" style:font-size-complex="18pt"/>
    </style:style>
    <style:style style:name="P3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bcf50" officeooo:paragraph-rsid="000bcf50" fo:background-color="transparent" style:font-size-asian="18pt" style:font-size-complex="18pt"/>
    </style:style>
    <style:style style:name="P4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f8a55" officeooo:paragraph-rsid="000f8a55" fo:background-color="transparent" style:font-size-asian="18pt" style:font-size-complex="18pt"/>
    </style:style>
    <style:style style:name="P5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none" officeooo:rsid="000bcf50" officeooo:paragraph-rsid="000bcf50" fo:background-color="transparent" style:font-size-asian="18pt" style:font-size-complex="18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fo:background-color="transparent" style:font-size-asian="18pt" style:font-size-complex="18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paragraph-rsid="000a2ff7" fo:background-color="transparent" style:font-size-asian="18pt" style:font-size-complex="18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c57e5" officeooo:paragraph-rsid="000c57e5" fo:background-color="transparent" style:font-size-asian="18pt" style:font-size-complex="18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officeooo:rsid="000a2ff7" officeooo:paragraph-rsid="000a2ff7" fo:background-color="transparent" style:font-size-asian="18pt" style:font-size-complex="18pt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fo:background-color="transparent" style:font-size-asian="18pt" style:font-size-complex="18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officeooo:rsid="000c72a4" officeooo:paragraph-rsid="000c72a4" fo:background-color="transparent" style:font-size-asian="18pt" style:font-size-complex="18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officeooo:rsid="001243ef" officeooo:paragraph-rsid="001243ef" fo:background-color="transparent" style:font-size-asian="18pt" style:font-size-complex="18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8pt" style:text-underline-style="none" officeooo:rsid="000c57e5" officeooo:paragraph-rsid="000c57e5" fo:background-color="transparent" style:font-size-asian="18pt" style:font-size-complex="18pt"/>
    </style:style>
    <style:style style:name="P14" style:family="paragraph" style:parent-style-name="Standard" style:master-page-name="Standard">
      <style:paragraph-properties fo:text-align="center" style:justify-single-word="false" style:page-number="auto" fo:background-color="#000000">
        <style:background-image/>
      </style:paragraph-properties>
      <style:text-properties fo:color="#ffffff" style:font-name="Droid Sans" fo:font-size="18pt" officeooo:rsid="000a2ff7" officeooo:paragraph-rsid="000a2ff7" fo:background-color="transparen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REDITS</text:p>
      <text:p text:style-name="P1"/>
      <text:p text:style-name="P1"/>
      <text:p text:style-name="P3">Project Lead, Programming and Concept</text:p>
      <text:p text:style-name="P5">Eliot L. Carney-Seim</text:p>
      <text:p text:style-name="P3">Graphic Artist and Visual Lead</text:p>
      <text:p text:style-name="P5">Bryan Tong</text:p>
      <text:p text:style-name="P3">Music</text:p>
      <text:p text:style-name="P5">Faisal Mahmood</text:p>
      <text:p text:style-name="P5"/>
      <text:p text:style-name="P4">QA Testers</text:p>
      <text:p text:style-name="P5">Elwin Wang, Thomas Wise</text:p>
      <text:p text:style-name="P1"/>
      <text:p text:style-name="P7">Programming</text:p>
      <text:p text:style-name="P9">Special Gfx Fx by:</text:p>
      <text:p text:style-name="P10">http://zamraky.cz/projects/pgext/ PGext by <text:span text:style-name="T1">Josef</text:span> <text:span text:style-name="T1">Vanžura</text:span> </text:p>
      <text:p text:style-name="P11">Engine:</text:p>
      <text:p text:style-name="P11">Pygame – by Pete Shinners and the pygame community.</text:p>
      <text:p text:style-name="P12">Errorbox by:</text:p>
      <text:p text:style-name="P12">Pete Shinners</text:p>
      <text:p text:style-name="P10"/>
      <text:p text:style-name="P6">Font</text:p>
      <text:p text:style-name="P10">http://www.dafont.com/gus-thessalos.d2811 - by <text:span text:style-name="T1">Gus</text:span> <text:span text:style-name="T1">Thessalos</text:span></text:p>
      <text:p text:style-name="P10"><text:tab/></text:p>
      <text:p text:style-name="P8">Testers</text:p>
      <text:p text:style-name="P13">Jonathan Remington, Ben Feldman, Ruofei Yang, Daniel Nabugornov, Gloria Ngo, David Mirowski</text:p>
      <text:p text:style-name="P2"/>
      <text:p text:style-name="P2">Special Thanks . . .</text:p>
      <text:p text:style-name="P2">To all of our Friends and Family who've supported</text:p>
      <text:p text:style-name="P2">us and this crazy proje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ot Carney-Seim</meta:initial-creator>
    <meta:creation-date>2013-07-18T23:36:02.916997298</meta:creation-date>
    <dc:date>2013-08-19T13:38:05.751057502</dc:date>
    <dc:creator>Eliot Carney-Seim</dc:creator>
    <meta:editing-duration>PT18M49S</meta:editing-duration>
    <meta:editing-cycles>9</meta:editing-cycles>
    <meta:generator>LibreOffice/4.1.0.4$Linux_X86_64 LibreOffice_project/410$Build-4</meta:generator>
    <meta:document-statistic meta:table-count="0" meta:image-count="0" meta:object-count="0" meta:page-count="1" meta:paragraph-count="24" meta:word-count="86" meta:character-count="584" meta:non-whitespace-character-count="517"/>
  </office:meta>
</office:document-meta>
</file>